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32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bsolute energi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somer</text:p>
          </table:table-cell>
          <table:table-cell table:style-name="ce1" office:value-type="string" calcext:value-type="string">
            <text:p>MP2 (Eh)</text:p>
          </table:table-cell>
          <table:table-cell table:style-name="ce1" office:value-type="string" calcext:value-type="string">
            <text:p>MP2-MBE (Eh)</text:p>
          </table:table-cell>
          <table:table-cell table:style-name="ce1" office:value-type="string" calcext:value-type="string">
            <text:p>MBE-NN (Eh)</text:p>
          </table:table-cell>
          <table:table-cell table:style-name="ce1" office:value-type="string" calcext:value-type="string">
            <text:p>mbGDML (kcal/mol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311.00235" calcext:value-type="float">
            <text:p>-2311.00235</text:p>
          </table:table-cell>
          <table:table-cell office:value-type="float" office:value="-2310.93744" calcext:value-type="float">
            <text:p>-2310.93744</text:p>
          </table:table-cell>
          <table:table-cell office:value-type="float" office:value="-2310.93545" calcext:value-type="float">
            <text:p>-2310.93545</text:p>
          </table:table-cell>
          <table:table-cell office:value-type="float" office:value="-1449664.12050551" calcext:value-type="float">
            <text:p>-1449664.120505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310.91947" calcext:value-type="float">
            <text:p>-2310.91947</text:p>
          </table:table-cell>
          <table:table-cell office:value-type="float" office:value="-2310.86004" calcext:value-type="float">
            <text:p>-2310.86004</text:p>
          </table:table-cell>
          <table:table-cell office:value-type="float" office:value="-2310.85729" calcext:value-type="float">
            <text:p>-2310.85729</text:p>
          </table:table-cell>
          <table:table-cell office:value-type="float" office:value="-1449616.27394444" calcext:value-type="float">
            <text:p>-1449616.273944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310.93719" calcext:value-type="float">
            <text:p>-2310.93719</text:p>
          </table:table-cell>
          <table:table-cell office:value-type="float" office:value="-2310.87428" calcext:value-type="float">
            <text:p>-2310.87428</text:p>
          </table:table-cell>
          <table:table-cell office:value-type="float" office:value="-2310.87199" calcext:value-type="float">
            <text:p>-2310.87199</text:p>
          </table:table-cell>
          <table:table-cell office:value-type="float" office:value="-1449626.95116193" calcext:value-type="float">
            <text:p>-1449626.951161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310.95301" calcext:value-type="float">
            <text:p>-2310.95301</text:p>
          </table:table-cell>
          <table:table-cell office:value-type="float" office:value="-2310.89366" calcext:value-type="float">
            <text:p>-2310.89366</text:p>
          </table:table-cell>
          <table:table-cell office:value-type="float" office:value="-2310.89384" calcext:value-type="float">
            <text:p>-2310.89384</text:p>
          </table:table-cell>
          <table:table-cell office:value-type="float" office:value="-1449636.41591637" calcext:value-type="float">
            <text:p>-1449636.415916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310.92133" calcext:value-type="float">
            <text:p>-2310.92133</text:p>
          </table:table-cell>
          <table:table-cell table:style-name="ce3" office:value-type="float" office:value="-2310.86089" calcext:value-type="float">
            <text:p>-2310.86089</text:p>
          </table:table-cell>
          <table:table-cell office:value-type="float" office:value="-2310.85704" calcext:value-type="float">
            <text:p>-2310.85704</text:p>
          </table:table-cell>
          <table:table-cell office:value-type="float" office:value="-1449614.36312112" calcext:value-type="float">
            <text:p>-1449614.36312112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Relative energi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somer</text:p>
          </table:table-cell>
          <table:table-cell table:style-name="ce1" office:value-type="string" calcext:value-type="string">
            <text:p>MP2 (Eh)</text:p>
          </table:table-cell>
          <table:table-cell table:style-name="ce1" office:value-type="string" calcext:value-type="string">
            <text:p>MP2-MBE (Eh)</text:p>
          </table:table-cell>
          <table:table-cell table:style-name="ce1" office:value-type="string" calcext:value-type="string">
            <text:p>MBE-NN (Eh)</text:p>
          </table:table-cell>
          <table:table-cell table:style-name="ce1" office:value-type="string" calcext:value-type="string">
            <text:p>mbGDML (kcal/mol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([.B4]-[.B$3])*627.50947414" office:value-type="float" office:value="52.0079852169658" calcext:value-type="float">
            <text:p>52.0</text:p>
          </table:table-cell>
          <table:table-cell table:style-name="ce5" table:formula="of:=([.C4]-[.C$3])*627.50947414" office:value-type="float" office:value="48.5692332985145" calcext:value-type="float">
            <text:p>48.6</text:p>
          </table:table-cell>
          <table:table-cell table:style-name="ce5" table:formula="of:=([.D4]-[.D$3])*627.50947414" office:value-type="float" office:value="49.0461404987983" calcext:value-type="float">
            <text:p>49.0</text:p>
          </table:table-cell>
          <table:table-cell table:style-name="ce5" table:formula="of:=([.E4]-[.E$3])" office:value-type="float" office:value="47.8465610707644" calcext:value-type="float">
            <text:p>47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([.B5]-[.B$3])*627.50947414" office:value-type="float" office:value="40.8885173350285" calcext:value-type="float">
            <text:p>40.9</text:p>
          </table:table-cell>
          <table:table-cell table:style-name="ce5" table:formula="of:=([.C5]-[.C$3])*627.50947414" office:value-type="float" office:value="39.6334983867782" calcext:value-type="float">
            <text:p>39.6</text:p>
          </table:table-cell>
          <table:table-cell table:style-name="ce5" table:formula="of:=([.D5]-[.D$3])*627.50947414" office:value-type="float" office:value="39.8217512288303" calcext:value-type="float">
            <text:p>39.8</text:p>
          </table:table-cell>
          <table:table-cell table:style-name="ce5" table:formula="of:=([.E5]-[.E$3])" office:value-type="float" office:value="37.1693435793277" calcext:value-type="float">
            <text:p>37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([.B6]-[.B$3])*627.50947414" office:value-type="float" office:value="30.9613174540859" calcext:value-type="float">
            <text:p>31.0</text:p>
          </table:table-cell>
          <table:table-cell table:style-name="ce5" table:formula="of:=([.C6]-[.C$3])*627.50947414" office:value-type="float" office:value="27.4723647778302" calcext:value-type="float">
            <text:p>27.5</text:p>
          </table:table-cell>
          <table:table-cell table:style-name="ce5" table:formula="of:=([.D6]-[.D$3])*627.50947414" office:value-type="float" office:value="26.1106692188174" calcext:value-type="float">
            <text:p>26.1</text:p>
          </table:table-cell>
          <table:table-cell table:style-name="ce5" table:formula="of:=([.E6]-[.E$3])" office:value-type="float" office:value="27.7045891438611" calcext:value-type="float">
            <text:p>27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([.B7]-[.B$3])*627.50947414" office:value-type="float" office:value="50.8408175948733" calcext:value-type="float">
            <text:p>50.8</text:p>
          </table:table-cell>
          <table:table-cell table:style-name="ce5" table:formula="of:=([.C7]-[.C$3])*627.50947414" office:value-type="float" office:value="48.0358502455581" calcext:value-type="float">
            <text:p>48.0</text:p>
          </table:table-cell>
          <table:table-cell table:style-name="ce5" table:formula="of:=([.D7]-[.D$3])*627.50947414" office:value-type="float" office:value="49.2030178673653" calcext:value-type="float">
            <text:p>49.2</text:p>
          </table:table-cell>
          <table:table-cell table:style-name="ce5" table:formula="of:=([.E7]-[.E$3])" office:value-type="float" office:value="49.7573843849823" calcext:value-type="float">
            <text:p>49.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rrors with respect to MP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some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5" table:formula="of:=[.C14]-[.$B14]" office:value-type="float" office:value="-3.4387519184513" calcext:value-type="float">
            <text:p>-3.4</text:p>
          </table:table-cell>
          <table:table-cell table:style-name="ce5" table:formula="of:=[.D14]-[.$B14]" office:value-type="float" office:value="-2.96184471816753" calcext:value-type="float">
            <text:p>-3.0</text:p>
          </table:table-cell>
          <table:table-cell table:style-name="ce5" table:formula="of:=[.E14]-[.$B14]" office:value-type="float" office:value="-4.16142414620138" calcext:value-type="float">
            <text:p>-4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5" table:formula="of:=[.C15]-[.$B15]" office:value-type="float" office:value="-1.25501894825032" calcext:value-type="float">
            <text:p>-1.3</text:p>
          </table:table-cell>
          <table:table-cell table:style-name="ce5" table:formula="of:=[.D15]-[.$B15]" office:value-type="float" office:value="-1.06676610619826" calcext:value-type="float">
            <text:p>-1.1</text:p>
          </table:table-cell>
          <table:table-cell table:style-name="ce5" table:formula="of:=[.E15]-[.$B15]" office:value-type="float" office:value="-3.71917375570082" calcext:value-type="float">
            <text:p>-3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5" table:formula="of:=[.C16]-[.$B16]" office:value-type="float" office:value="-3.48895267625575" calcext:value-type="float">
            <text:p>-3.5</text:p>
          </table:table-cell>
          <table:table-cell table:style-name="ce5" table:formula="of:=[.D16]-[.$B16]" office:value-type="float" office:value="-4.85064823526857" calcext:value-type="float">
            <text:p>-4.9</text:p>
          </table:table-cell>
          <table:table-cell table:style-name="ce5" table:formula="of:=[.E16]-[.$B16]" office:value-type="float" office:value="-3.25672831022487" calcext:value-type="float">
            <text:p>-3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5" table:formula="of:=[.C17]-[.$B17]" office:value-type="float" office:value="-2.80496734931521" calcext:value-type="float">
            <text:p>-2.8</text:p>
          </table:table-cell>
          <table:table-cell table:style-name="ce5" table:formula="of:=[.D17]-[.$B17]" office:value-type="float" office:value="-1.63779972750805" calcext:value-type="float">
            <text:p>-1.6</text:p>
          </table:table-cell>
          <table:table-cell table:style-name="ce5" table:formula="of:=[.E17]-[.$B17]" office:value-type="float" office:value="-1.08343320989101" calcext:value-type="float">
            <text:p>-1.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rrors with respect to MP2-N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style-name="ce2" table:formula="of:=[.E14]-[.D14]" office:value-type="float" office:value="-1.19957942803385" calcext:value-type="float">
            <text:p>-1.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style-name="ce2" table:formula="of:=[.E15]-[.D15]" office:value-type="float" office:value="-2.65240764950256" calcext:value-type="float">
            <text:p>-2.6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style-name="ce2" table:formula="of:=[.E16]-[.D16]" office:value-type="float" office:value="1.59391992504371" calcext:value-type="float">
            <text:p>1.5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table:style-name="ce2" table:formula="of:=[.E17]-[.D17]" office:value-type="float" office:value="0.554366517617041" calcext:value-type="float">
            <text:p>0.5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3" loext:min-decimal-places="1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12:07:37.385303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09:45:50.866545911</meta:creation-date>
    <dc:date>2021-12-10T12:55:13.747074390</dc:date>
    <meta:editing-duration>PT1H11M48S</meta:editing-duration>
    <meta:editing-cycles>13</meta:editing-cycles>
    <meta:generator>LibreOffice/6.4.7.2$Linux_X86_64 LibreOffice_project/40$Build-2</meta:generator>
    <meta:document-statistic meta:table-count="1" meta:cell-count="89" meta:object-count="0"/>
  </office:meta>
</office:document-meta>
</file>